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EE0000037A803B8C8A483C48C9.png" manifest:media-type="image/png"/>
  <manifest:file-entry manifest:full-path="Pictures/1000020100000DF20000032608D0F491559922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0cm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5cm" fo:min-width="1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gr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865cm" fo:min-width="3.633cm"/>
    </style:style>
    <style:style style:name="gr10" style:family="graphic" style:parent-style-name="standard">
      <style:graphic-properties draw:fill-color="#ffffa6" draw:textarea-horizontal-align="justify" draw:textarea-vertical-align="middle" draw:auto-grow-height="false" fo:min-height="0.654cm" fo:min-width="2.6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6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4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</style:style>
    <style:style style:name="gr15" style:family="graphic" style:parent-style-name="objectwithoutfill">
      <style:graphic-properties svg:stroke-width="0.1cm" svg:stroke-color="#5983b0" draw:marker-start-width="0.3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375cm"/>
    </style:style>
    <style:style style:name="gr17" style:family="graphic" style:parent-style-name="objectwithoutfill">
      <style:graphic-properties svg:stroke-width="0.1cm" svg:stroke-color="#77bc65" draw:marker-start-width="0.35cm" draw:marker-end="Arrow_20_concave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143cm"/>
    </style:style>
    <style:style style:name="gr19" style:family="graphic" style:parent-style-name="standard">
      <style:graphic-properties draw:fill-color="#ffffa6" draw:textarea-horizontal-align="justify" draw:textarea-vertical-align="middle" draw:auto-grow-height="false" fo:min-height="0.55cm" fo:min-width="1.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7.65cm" fo:min-width="15.1cm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208cm" fo:min-width="0cm"/>
    </style:style>
    <style:style style:name="gr24" style:family="graphic" style:parent-style-name="standard">
      <style:graphic-properties draw:stroke="none" draw:fill="none" fo:min-height="1.4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24.876cm"/>
    </style:style>
    <style:style style:name="gr26" style:family="graphic" style:parent-style-name="standard">
      <style:graphic-properties draw:stroke="none" draw:fill="none" fo:min-height="2.632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OpenSans" fo:font-size="36pt" style:font-size-asian="36pt" style:font-size-complex="36pt"/>
    </style:style>
    <style:style style:name="P7" style:family="paragraph">
      <style:paragraph-properties fo:margin-left="0cm" fo:margin-right="0cm" fo:margin-top="2.2cm" fo:margin-bottom="2.2cm" fo:line-height="150%" fo:text-indent="0cm"/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1.8cm" fo:margin-bottom="1.5cm" fo:line-height="15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 fo:hyphenate="false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1" style:family="paragraph">
      <loext:graphic-properties draw:fill="none" draw:fill-color="#ffffff"/>
      <style:paragraph-properties style:writing-mode="lr-tb"/>
      <style:text-properties style:font-name="Open Sans" fo:font-size="18pt"/>
    </style:style>
    <style:style style:name="P12" style:family="paragraph">
      <loext:graphic-properties draw:fill-color="#ffffa6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00%" fo:text-indent="0cm"/>
      <style:text-properties fo:hyphenate="false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P18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style:paragraph-properties fo:line-height="150%"/>
    </style:style>
    <style:style style:name="P21" style:family="paragraph">
      <loext:graphic-properties draw:fill="none" draw:fill-color="#ffffff"/>
      <style:paragraph-properties fo:line-height="150%" style:writing-mode="lr-tb"/>
      <style:text-properties style:font-name="OpenSans"/>
    </style:style>
    <style:style style:name="P22" style:family="paragraph">
      <style:paragraph-properties fo:margin-top="0.42cm" fo:margin-bottom="0.35cm" fo:line-height="100%"/>
    </style:style>
    <style:style style:name="P23" style:family="paragraph">
      <loext:graphic-properties draw:fill="none"/>
      <style:paragraph-properties fo:margin-top="0.42cm" fo:margin-bottom="0.35cm" fo:line-height="100%" style:writing-mode="lr-tb"/>
      <style:text-properties style:font-name="OpenSans" fo:font-size="18pt" style:font-size-asian="18pt" style:font-size-complex="18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22pt" fo:font-weight="bold" style:font-size-asian="22pt" style:font-weight-asian="bold" style:font-size-complex="22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font-size-asian="10pt" style:font-size-complex="10pt" style:text-emphasize="none" style:font-relief="none" style:text-overline-style="none" style:text-overline-color="font-color"/>
    </style:style>
    <style:style style:name="T9" style:family="text">
      <style:text-properties style:font-name="OpenSans" fo:font-size="18pt" style:font-size-asian="18pt" style:font-size-complex="18pt"/>
    </style:style>
    <style:style style:name="T10" style:family="text">
      <style:text-properties style:font-name="OpenSans" fo:font-size="14pt"/>
    </style:style>
    <style:style style:name="T11" style:family="text">
      <style:text-properties style:font-name="Open Sans" fo:font-size="18pt"/>
    </style:style>
    <style:style style:name="T12" style:family="text">
      <style:text-properties style:font-name="OpenSans" fo:font-size="14pt" style:font-size-asian="14pt" style:font-size-complex="14pt"/>
    </style:style>
    <style:style style:name="T13" style:family="text">
      <style:text-properties style:use-window-font-color="true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5" style:family="text">
      <style:text-properties style:font-name="OpenSans"/>
    </style:style>
    <style:style style:name="T16" style:family="text">
      <style:text-properties style:text-position="33% 58%" style:font-name="Open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orting Technique</text:span><text:span text:style-name="T1"> – Selection Sor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Introductio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 Sorting Techniques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8.6cm" svg:height="1.153cm" svg:x="0.8cm" svg:y="3.145cm">
          <draw:text-box>
            <text:p xml:id="id2" text:id="id2"><text:span text:style-name="T6"><text:s/></text:span><text:span text:style-name="T6">Selection Sort:</text:span></text:p>
          </draw:text-box>
        </draw:frame>
        <draw:frame draw:style-name="gr4" draw:text-style-name="P8" draw:layer="layout" svg:width="25.4cm" svg:height="3.566cm" svg:x="1.4cm" svg:y="4.5cm">
          <draw:text-box>
            <text:list text:style-name="L3">
              <text:list-item>
                <text:p xml:id="id3" text:id="id3" text:style-name="P7"><text:span text:style-name="T7">The selection sort works by repeatedly going through the list of elements, each time selecting a minimum element according to its ordering and placing it in the correct position in the sequence</text:span><text:span text:style-name="T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2s" smil:fill="hold" smil:targetElement="id3" anim:sub-item="text" smil:attributeName="visibility" smil:to="visible"/>
                  <anim:transitionFilter smil:dur="1s" smil:targetElement="id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Introduction</text:span></text:p>
          </draw:text-box>
        </draw:frame>
        <draw:frame draw:style-name="gr3" draw:text-style-name="P6" draw:layer="layout" svg:width="8.6cm" svg:height="1.153cm" svg:x="0.8cm" svg:y="3.145cm">
          <draw:text-box>
            <text:p><text:span text:style-name="T6"><text:s/></text:span><text:span text:style-name="T6">Selection Sort:</text:span></text:p>
          </draw:text-box>
        </draw:frame>
        <draw:frame draw:style-name="gr5" draw:text-style-name="P6" draw:layer="layout" svg:width="24.4cm" svg:height="1cm" svg:x="1.4cm" svg:y="8.4cm">
          <draw:text-box>
            <text:list text:style-name="L3">
              <text:list-item>
                <text:p xml:id="id4" text:id="id4"><text:span text:style-name="T9">It is an in-place comparison-based sorting algorithm</text:span></text:p>
              </text:list-item>
            </text:list>
          </draw:text-box>
        </draw:frame>
        <draw:frame draw:style-name="gr6" draw:text-style-name="P8" draw:layer="layout" svg:width="25.4cm" svg:height="3.566cm" svg:x="1.4cm" svg:y="4.5cm">
          <draw:text-box>
            <text:list text:style-name="L3">
              <text:list-item>
                <text:p text:style-name="P7"><text:span text:style-name="T7">The selection sort works by repeatedly going through the list of elements, each time selecting a minimum element according to its ordering and placing it in the correct position in the sequence</text:span><text:span text:style-name="T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 xml:id="id7" draw:id="id7"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xml:id="id5" draw:id="id5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 xml:id="id6" draw:id="id6"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14.313cm" svg:y="7.231cm">
          <draw:text-box>
            <text:p><text:span text:style-name="T10">7</text:span></text:p>
          </draw:text-box>
        </draw:frame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g>
          <draw:line draw:style-name="gr15" draw:text-style-name="P14" draw:layer="layout" svg:x1="22.4cm" svg:y1="3.5cm" svg:x2="22.4cm" svg:y2="2.3cm">
            <text:p/>
          </draw:line>
          <draw:frame draw:style-name="gr16" draw:text-style-name="P13" draw:layer="layout" svg:width="4.875cm" svg:height="0.831cm" svg:x="22.4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4cm" svg:y1="5.4cm" svg:x2="22.4cm" svg:y2="4.2cm">
            <text:p/>
          </draw:line>
          <draw:frame draw:style-name="gr18" draw:text-style-name="P13" draw:layer="layout" svg:width="3.643cm" svg:height="0.831cm" svg:x="22.525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line draw:style-name="gr15" draw:text-style-name="P14" draw:layer="layout" svg:x1="7.3cm" svg:y1="10.1cm" svg:x2="7.3cm" svg:y2="8.9cm">
          <text:p/>
        </draw:line>
        <draw:polyline draw:style-name="gr17" draw:text-style-name="P14" xml:id="id8" draw:id="id8" draw:layer="layout" svg:width="0cm" svg:height="1.199cm" svg:x="9.4cm" svg:y="9cm" svg:viewBox="0 0 0 1200" draw:points="0,1200 0,0">
          <text:p/>
        </draw:polylin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line draw:style-name="gr15" draw:text-style-name="P14" draw:layer="layout" svg:x1="7.3cm" svg:y1="10.1cm" svg:x2="7.3cm" svg:y2="8.9cm">
          <text:p/>
        </draw:line>
        <draw:line draw:style-name="gr17" draw:text-style-name="P14" draw:layer="layout" svg:x1="11.3cm" svg:y1="10.2cm" svg:x2="11.3cm" svg:y2="9cm">
          <text:p/>
        </draw:lin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line draw:style-name="gr15" draw:text-style-name="P14" draw:layer="layout" svg:x1="7.3cm" svg:y1="10.1cm" svg:x2="7.3cm" svg:y2="8.9cm">
          <text:p/>
        </draw:line>
        <draw:line draw:style-name="gr17" draw:text-style-name="P14" draw:layer="layout" svg:x1="13cm" svg:y1="10.2cm" svg:x2="13cm" svg:y2="9cm">
          <text:p/>
        </draw:lin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line draw:style-name="gr15" draw:text-style-name="P14" draw:layer="layout" svg:x1="7.3cm" svg:y1="10.1cm" svg:x2="7.3cm" svg:y2="8.9cm">
          <text:p/>
        </draw:line>
        <draw:line draw:style-name="gr17" draw:text-style-name="P14" draw:layer="layout" svg:x1="14.8cm" svg:y1="10.2cm" svg:x2="14.8cm" svg:y2="9cm">
          <text:p/>
        </draw:lin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line draw:style-name="gr15" draw:text-style-name="P14" draw:layer="layout" svg:x1="7.3cm" svg:y1="10.1cm" svg:x2="7.3cm" svg:y2="8.9cm">
          <text:p/>
        </draw:lin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line draw:style-name="gr15" draw:text-style-name="P14" draw:layer="layout" svg:x1="9.3cm" svg:y1="10.2cm" svg:x2="9.3cm" svg:y2="9cm">
          <text:p/>
        </draw:line>
        <draw:polyline draw:style-name="gr17" draw:text-style-name="P14" xml:id="id9" draw:id="id9" draw:layer="layout" svg:width="0cm" svg:height="1.199cm" svg:x="11.4cm" svg:y="9cm" svg:viewBox="0 0 0 1200" draw:points="0,1200 0,0">
          <text:p/>
        </draw:polylin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line draw:style-name="gr15" draw:text-style-name="P14" draw:layer="layout" svg:x1="10.9cm" svg:y1="10.2cm" svg:x2="10.9cm" svg:y2="9cm">
          <text:p/>
        </draw:line>
        <draw:line draw:style-name="gr17" draw:text-style-name="P14" draw:layer="layout" svg:x1="11.4cm" svg:y1="10.2cm" svg:x2="11.4cm" svg:y2="9cm">
          <text:p/>
        </draw:lin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line draw:style-name="gr15" draw:text-style-name="P14" draw:layer="layout" svg:x1="10.9cm" svg:y1="10.2cm" svg:x2="10.9cm" svg:y2="9cm">
          <text:p/>
        </draw:line>
        <draw:line draw:style-name="gr17" draw:text-style-name="P14" draw:layer="layout" svg:x1="13cm" svg:y1="10.2cm" svg:x2="13cm" svg:y2="9cm">
          <text:p/>
        </draw:lin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line draw:style-name="gr15" draw:text-style-name="P14" draw:layer="layout" svg:x1="12.5cm" svg:y1="10.2cm" svg:x2="12.5cm" svg:y2="9cm">
          <text:p/>
        </draw:line>
        <draw:line draw:style-name="gr17" draw:text-style-name="P14" draw:layer="layout" svg:x1="13cm" svg:y1="10.2cm" svg:x2="13cm" svg:y2="9cm">
          <text:p/>
        </draw:lin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line draw:style-name="gr15" draw:text-style-name="P14" draw:layer="layout" svg:x1="12.8cm" svg:y1="10.2cm" svg:x2="12.8cm" svg:y2="9cm">
          <text:p/>
        </draw:line>
        <draw:line draw:style-name="gr17" draw:text-style-name="P14" draw:layer="layout" svg:x1="14.8cm" svg:y1="10.2cm" svg:x2="14.8cm" svg:y2="9cm">
          <text:p/>
        </draw:lin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8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g>
          <draw:line draw:style-name="gr20" draw:text-style-name="P14" draw:layer="layout" svg:x1="9.4cm" svg:y1="6.2cm" svg:x2="9.4cm" svg:y2="7.231cm">
            <text:p/>
          </draw:line>
          <draw:line draw:style-name="gr21" draw:text-style-name="P14" draw:layer="layout" svg:x1="9.4cm" svg:y1="6.2cm" svg:x2="13.2cm" svg:y2="6.2cm">
            <text:p/>
          </draw:line>
          <draw:line draw:style-name="gr20" draw:text-style-name="P14" draw:layer="layout" svg:x1="13.2cm" svg:y1="6.2cm" svg:x2="13.2cm" svg:y2="7.231cm">
            <text:p/>
          </draw:lin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custom-shape draw:style-name="gr19" draw:text-style-name="P12" xml:id="id11" draw:id="id11" draw:layer="layout" svg:width="1.8cm" svg:height="0.8cm" svg:x="8.593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3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8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g xml:id="id10" draw:id="id10">
          <draw:line draw:style-name="gr20" draw:text-style-name="P14" draw:layer="layout" svg:x1="9.4cm" svg:y1="6.2cm" svg:x2="9.4cm" svg:y2="7.231cm">
            <text:p/>
          </draw:line>
          <draw:line draw:style-name="gr21" draw:text-style-name="P14" draw:layer="layout" svg:x1="9.4cm" svg:y1="6.2cm" svg:x2="13.2cm" svg:y2="6.2cm">
            <text:p/>
          </draw:line>
          <draw:line draw:style-name="gr20" draw:text-style-name="P14" draw:layer="layout" svg:x1="13.2cm" svg:y1="6.2cm" svg:x2="13.2cm" svg:y2="7.231cm">
            <text:p/>
          </draw:lin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flash-bulb">
                  <anim:transitionFilter smil:dur="0.5s" smil:targetElement="id10" smil:keySplines="0,0;0.2,0.5;0.8,0.5;1,0" smil:type="fade" smil:subtype="crossfade" smil:mode="out"/>
                  <anim:animateTransform smil:dur="0.25s" smil:fill="hold" smil:autoReverse="true" smil:targetElement="id10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custom-shape draw:style-name="gr19" draw:text-style-name="P12" draw:layer="layout" svg:width="1.8cm" svg:height="0.8cm" svg:x="8.593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3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8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draw:line draw:style-name="gr15" draw:text-style-name="P14" draw:layer="layout" svg:x1="10.9cm" svg:y1="10.2cm" svg:x2="10.9cm" svg:y2="9cm">
          <text:p/>
        </draw:line>
        <draw:polyline draw:style-name="gr17" draw:text-style-name="P14" xml:id="id12" draw:id="id12" draw:layer="layout" svg:width="0cm" svg:height="1.199cm" svg:x="13cm" svg:y="9cm" svg:viewBox="0 0 0 1200" draw:points="0,1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custom-shape draw:style-name="gr19" draw:text-style-name="P12" draw:layer="layout" svg:width="1.8cm" svg:height="0.8cm" svg:x="8.593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3</text:span></text:p>
          </draw:text-box>
        </draw:fram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8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draw:line draw:style-name="gr15" draw:text-style-name="P14" draw:layer="layout" svg:x1="10.9cm" svg:y1="10.2cm" svg:x2="10.9cm" svg:y2="9cm">
          <text:p/>
        </draw:line>
        <draw:line draw:style-name="gr17" draw:text-style-name="P14" draw:layer="layout" svg:x1="14.6cm" svg:y1="10.2cm" svg:x2="14.6cm" svg:y2="9cm">
          <text:p/>
        </draw:lin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custom-shape draw:style-name="gr19" draw:text-style-name="P12" draw:layer="layout" svg:width="1.8cm" svg:height="0.8cm" svg:x="8.593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10.388cm" svg:y="7.20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8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custom-shape draw:style-name="gr19" draw:text-style-name="P12" draw:layer="layout" svg:width="1.8cm" svg:height="0.8cm" svg:x="8.593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10.388cm" svg:y="7.20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8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draw:line draw:style-name="gr15" draw:text-style-name="P14" draw:layer="layout" svg:x1="12.8cm" svg:y1="10.2cm" svg:x2="12.8cm" svg:y2="9cm">
          <text:p/>
        </draw:line>
        <draw:polyline draw:style-name="gr17" draw:text-style-name="P14" xml:id="id13" draw:id="id13" draw:layer="layout" svg:width="0cm" svg:height="1.199cm" svg:x="14.8cm" svg:y="8.9cm" svg:viewBox="0 0 0 1200" draw:points="0,1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custom-shape draw:style-name="gr19" draw:text-style-name="P12" draw:layer="layout" svg:width="1.8cm" svg:height="0.8cm" svg:x="8.593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10.388cm" svg:y="7.20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8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7</text:span></text:p>
          </draw:text-box>
        </draw:frame>
        <draw:line draw:style-name="gr15" draw:text-style-name="P14" draw:layer="layout" svg:x1="14.4cm" svg:y1="10.4cm" svg:x2="14.4cm" svg:y2="9.2cm">
          <text:p/>
        </draw:line>
        <draw:line draw:style-name="gr17" draw:text-style-name="P14" draw:layer="layout" svg:x1="14.8cm" svg:y1="10.1cm" svg:x2="14.8cm" svg:y2="8.9cm">
          <text:p/>
        </draw:line>
        <draw:g xml:id="id14" draw:id="id14">
          <draw:line draw:style-name="gr20" draw:text-style-name="P14" draw:layer="layout" svg:x1="13cm" svg:y1="6.169cm" svg:x2="13cm" svg:y2="7.2cm">
            <text:p/>
          </draw:line>
          <draw:line draw:style-name="gr21" draw:text-style-name="P14" draw:layer="layout" svg:x1="13cm" svg:y1="6.169cm" svg:x2="15cm" svg:y2="6.169cm">
            <text:p/>
          </draw:line>
          <draw:line draw:style-name="gr20" draw:text-style-name="P14" draw:layer="layout" svg:x1="15cm" svg:y1="6.169cm" svg:x2="15cm" svg:y2="7.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 presentation:preset-property="Direction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custom-shape draw:style-name="gr19" draw:text-style-name="P12" draw:layer="layout" svg:width="1.8cm" svg:height="0.8cm" svg:x="8.593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10.388cm" svg:y="7.20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frame draw:style-name="gr14" draw:text-style-name="P10" draw:layer="layout" svg:width="0.815cm" svg:height="0.831cm" svg:x="12.606cm" svg:y="7.231cm">
          <draw:text-box>
            <text:p><text:span text:style-name="T10">7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frame draw:style-name="gr12" draw:text-style-name="P10" draw:layer="layout" svg:width="1.129cm" svg:height="0.831cm" svg:x="14.314cm" svg:y="7.232cm">
          <draw:text-box>
            <text:p><text:span text:style-name="T10">8</text:span></text:p>
          </draw:text-box>
        </draw:frame>
        <draw:g xml:id="id15" draw:id="id15">
          <draw:line draw:style-name="gr20" draw:text-style-name="P14" draw:layer="layout" svg:x1="13cm" svg:y1="6.169cm" svg:x2="13cm" svg:y2="7.2cm">
            <text:p/>
          </draw:line>
          <draw:line draw:style-name="gr21" draw:text-style-name="P14" draw:layer="layout" svg:x1="13cm" svg:y1="6.169cm" svg:x2="15cm" svg:y2="6.169cm">
            <text:p/>
          </draw:line>
          <draw:line draw:style-name="gr20" draw:text-style-name="P14" draw:layer="layout" svg:x1="15cm" svg:y1="6.169cm" svg:x2="15cm" svg:y2="7.2cm">
            <text:p/>
          </draw:lin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mphasis" presentation:preset-id="ooo-emphasis-flash-bulb">
                  <anim:transitionFilter smil:dur="0.5s" smil:targetElement="id15" smil:keySplines="0,0;0.2,0.5;0.8,0.5;1,0" smil:type="fade" smil:subtype="crossfade" smil:mode="out"/>
                  <anim:animateTransform smil:dur="0.25s" smil:fill="hold" smil:autoReverse="true" smil:targetElement="id15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</text:span></text:p>
          </draw:text-box>
        </draw:frame>
        <draw:g>
          <draw:custom-shape draw:style-name="gr7" draw:text-style-name="P9" draw:layer="layout" svg:width="1.8cm" svg:height="0.8cm" svg:x="6.7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3.9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2.1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10.393cm" svg:y="7.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9" draw:layer="layout" svg:width="1.8cm" svg:height="0.8cm" svg:x="8.593cm" svg:y="7.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10" draw:layer="layout" svg:width="2.184cm" svg:height="1cm" draw:transform="rotate (0.515919326889524) translate (6.4cm 8.71cm)">
            <draw:text-box>
              <text:p><text:span text:style-name="T10">arr[0]</text:span></text:p>
            </draw:text-box>
          </draw:frame>
          <draw:frame draw:style-name="gr8" draw:text-style-name="P10" draw:layer="layout" svg:width="2.184cm" svg:height="1.411cm" draw:transform="rotate (0.515919326889524) translate (8.393cm 8.71cm)">
            <draw:text-box>
              <text:p><text:span text:style-name="T10">arr[1]</text:span></text:p>
            </draw:text-box>
          </draw:frame>
          <draw:frame draw:style-name="gr5" draw:text-style-name="P10" draw:layer="layout" svg:width="2.184cm" svg:height="1cm" draw:transform="rotate (0.515919326889524) translate (10.093cm 8.71cm)">
            <draw:text-box>
              <text:p><text:span text:style-name="T10">arr[2]</text:span></text:p>
            </draw:text-box>
          </draw:frame>
          <draw:frame draw:style-name="gr8" draw:text-style-name="P10" draw:layer="layout" svg:width="2.184cm" svg:height="1.411cm" draw:transform="rotate (0.515919326889524) translate (13.6cm 8.71cm)">
            <draw:text-box>
              <text:p><text:span text:style-name="T10">arr[4]</text:span></text:p>
            </draw:text-box>
          </draw:frame>
          <draw:frame draw:style-name="gr5" draw:text-style-name="P10" draw:layer="layout" svg:width="2.184cm" svg:height="1cm" draw:transform="rotate (0.515919326889524) translate (11.8cm 8.71cm)">
            <draw:text-box>
              <text:p><text:span text:style-name="T10">arr[3]</text:span></text:p>
            </draw:text-box>
          </draw:frame>
        </draw:g>
        <draw:custom-shape draw:style-name="gr19" draw:text-style-name="P12" draw:layer="layout" svg:width="1.8cm" svg:height="0.8cm" svg:x="8.593cm" svg:y="7.2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133cm" svg:height="1.115cm" svg:x="1.835cm" svg:y="2.986cm">
          <draw:text-box>
            <text:list text:style-name="L1">
              <text:list-item>
                <text:p><text:span text:style-name="T11">arr[SIZE] </text:span></text:p>
              </text:list-item>
            </text:list>
          </draw:text-box>
        </draw:frame>
        <draw:g>
          <draw:custom-shape draw:style-name="gr10" draw:text-style-name="P12" draw:layer="layout" svg:width="3.2cm" svg:height="1cm" svg:x="12.4cm" svg:y="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3" draw:layer="layout" svg:width="3.043cm" svg:height="0.831cm" svg:x="12.457cm" svg:y="2.969cm">
            <draw:text-box>
              <text:p><text:span text:style-name="T12">SIZE = 5</text:span></text:p>
            </draw:text-box>
          </draw:frame>
        </draw:g>
        <draw:frame draw:style-name="gr12" draw:text-style-name="P10" draw:layer="layout" svg:width="1.129cm" svg:height="0.831cm" svg:x="8.898cm" svg:y="7.231cm">
          <draw:text-box>
            <text:p><text:span text:style-name="T10">3</text:span></text:p>
          </draw:text-box>
        </draw:frame>
        <draw:custom-shape draw:style-name="gr19" draw:text-style-name="P12" draw:layer="layout" svg:width="1.8cm" svg:height="0.8cm" svg:x="10.388cm" svg:y="7.20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442cm" svg:height="0.831cm" svg:x="10.806cm" svg:y="7.2cm">
          <draw:text-box>
            <text:p><text:span text:style-name="T10">5</text:span></text:p>
          </draw:text-box>
        </draw:frame>
        <draw:custom-shape draw:style-name="gr19" draw:text-style-name="P12" draw:layer="layout" svg:width="1.8cm" svg:height="0.8cm" svg:x="12.188cm" svg:y="7.2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0.815cm" svg:height="0.831cm" svg:x="12.606cm" svg:y="7.231cm">
          <draw:text-box>
            <text:p><text:span text:style-name="T10">7</text:span></text:p>
          </draw:text-box>
        </draw:frame>
        <draw:custom-shape draw:style-name="gr19" draw:text-style-name="P12" draw:layer="layout" svg:width="1.8cm" svg:height="0.8cm" svg:x="6.793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7.2cm" svg:y="7.233cm">
          <draw:text-box>
            <text:p><text:span text:style-name="T10">2</text:span></text:p>
          </draw:text-box>
        </draw:frame>
        <draw:g>
          <draw:line draw:style-name="gr15" draw:text-style-name="P14" draw:layer="layout" svg:x1="22.388cm" svg:y1="3.5cm" svg:x2="22.388cm" svg:y2="2.3cm">
            <text:p/>
          </draw:line>
          <draw:frame draw:style-name="gr16" draw:text-style-name="P13" draw:layer="layout" svg:width="4.875cm" svg:height="0.831cm" svg:x="22.388cm" svg:y="2.9cm">
            <draw:text-box>
              <text:p><text:span text:style-name="T12">Current minimum</text:span></text:p>
            </draw:text-box>
          </draw:frame>
        </draw:g>
        <draw:g>
          <draw:line draw:style-name="gr17" draw:text-style-name="P14" draw:layer="layout" svg:x1="22.388cm" svg:y1="5.4cm" svg:x2="22.388cm" svg:y2="4.2cm">
            <text:p/>
          </draw:line>
          <draw:frame draw:style-name="gr18" draw:text-style-name="P13" draw:layer="layout" svg:width="3.643cm" svg:height="0.831cm" svg:x="22.513cm" svg:y="4.769cm">
            <draw:text-box>
              <text:p><text:span text:style-name="T12">Current item</text:span></text:p>
            </draw:text-box>
          </draw:frame>
        </draw:g>
        <draw:custom-shape draw:style-name="gr19" draw:text-style-name="P12" draw:layer="layout" svg:width="1.8cm" svg:height="0.8cm" svg:x="13.988cm" svg:y="7.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129cm" svg:height="0.831cm" svg:x="14.314cm" svg:y="7.232cm">
          <draw:text-box>
            <text:p><text:span text:style-name="T10">8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Algorithm </text:span></text:p>
          </draw:text-box>
        </draw:frame>
        <draw:custom-shape draw:style-name="gr22" draw:text-style-name="P15" xml:id="id17" draw:id="id17" draw:layer="layout" svg:width="15.6cm" svg:height="7.9cm" svg:x="1.2cm" svg:y="4.9cm">
          <text:p/>
          <draw:enhanced-geometry svg:viewBox="0 0 21600 21600" draw:type="rectangle" draw:enhanced-path="M 0 0 L 21600 0 21600 21600 0 21600 0 0 Z N"/>
        </draw:custom-shape>
        <draw:frame draw:style-name="gr23" draw:text-style-name="P17" draw:layer="layout" svg:width="15.326cm" svg:height="8.458cm" svg:x="1.474cm" svg:y="5.063cm">
          <draw:text-box>
            <text:p xml:id="id18" text:id="id18" text:style-name="P16"><text:span text:style-name="T13">for j = 0 <text:s/>upto <text:s/>size-1</text:span></text:p>
            <text:p xml:id="id19" text:id="id19" text:style-name="P16"><text:span text:style-name="T13"><text:s text:c="2"/></text:span><text:span text:style-name="T13">current_min = j <text:s text:c="6"/></text:span></text:p>
            <text:p xml:id="id20" text:id="id20" text:style-name="P16"><text:span text:style-name="T13"><text:s text:c="2"/></text:span><text:span text:style-name="T13">for current_item = j+1 upto size</text:span></text:p>
            <text:p xml:id="id21" text:id="id21" text:style-name="P16"><text:span text:style-name="T13"><text:s/></text:span><text:span text:style-name="T13"><text:tab/></text:span><text:span text:style-name="T13"> </text:span><text:span text:style-name="T13">if (arr[current_item] &lt; arr[current_min])</text:span></text:p>
            <text:p xml:id="id22" text:id="id22" text:style-name="P16"><text:span text:style-name="T13"><text:tab/></text:span><text:span text:style-name="T13"><text:tab/></text:span><text:span text:style-name="T13">current_min = current_item</text:span></text:p>
            <text:p xml:id="id23" text:id="id23" text:style-name="P16"><text:span text:style-name="T13"><text:s text:c="2"/></text:span><text:span text:style-name="T13">if(current_min != j)</text:span></text:p>
            <text:p xml:id="id24" text:id="id24" text:style-name="P16"><text:span text:style-name="T13"><text:tab/></text:span><text:span text:style-name="T13">swap(arr[j],arr[current_min])</text:span></text:p>
            <text:p xml:id="id25" text:id="id25" text:style-name="P16"><text:span text:style-name="T13">return e_true</text:span></text:p>
            <text:p xml:id="id26" text:id="id26"><text:s/></text:p>
          </draw:text-box>
        </draw:frame>
        <draw:frame draw:style-name="gr24" draw:text-style-name="P18" draw:layer="layout" svg:width="13.579cm" svg:height="1.73cm" svg:x="0.821cm" svg:y="3.2cm">
          <draw:text-box>
            <text:p xml:id="id16" text:id="id16"><text:span text:style-name="T14">Selection Sort(arr,siz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 </text:span></text:p>
          </draw:text-box>
        </draw:frame>
        <draw:frame draw:style-name="gr24" draw:text-style-name="P18" draw:layer="layout" svg:width="13.579cm" svg:height="1.73cm" svg:x="0.821cm" svg:y="3.2cm">
          <draw:text-box>
            <text:p xml:id="id27" text:id="id27"><text:span text:style-name="T14">Advantages</text:span></text:p>
          </draw:text-box>
        </draw:frame>
        <draw:frame draw:style-name="gr25" draw:text-style-name="P21" draw:layer="layout" svg:width="25.376cm" svg:height="3.566cm" svg:x="1.4cm" svg:y="5.2cm">
          <draw:text-box>
            <text:list text:style-name="L3">
              <text:list-item>
                <text:p xml:id="id28" text:id="id28" text:style-name="P20"><text:span text:style-name="T15">It <text:s/>exhibits a good performance when dealing with a small list.</text:span></text:p>
              </text:list-item>
              <text:list-item>
                <text:p xml:id="id29" text:id="id29" text:style-name="P20"><text:span text:style-name="T15">The Selection Sort is an in-place sorting algorithm so the space requirement</text:span></text:p>
                <text:p xml:id="id30" text:id="id30" text:style-name="P20"><text:span text:style-name="T15"><text:s/></text:span><text:span text:style-name="T15">is minimal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Sorting Techniques </text:span><text:span text:style-name="T5"><text:line-break/></text:span><text:span text:style-name="T5">Selection Sort </text:span></text:p>
          </draw:text-box>
        </draw:frame>
        <draw:frame draw:style-name="gr24" draw:text-style-name="P18" draw:layer="layout" svg:width="13.579cm" svg:height="1.73cm" svg:x="0.821cm" svg:y="3.2cm">
          <draw:text-box>
            <text:p><text:span text:style-name="T14">Advantages</text:span></text:p>
          </draw:text-box>
        </draw:frame>
        <draw:frame draw:style-name="gr25" draw:text-style-name="P21" draw:layer="layout" svg:width="25.376cm" svg:height="3.566cm" svg:x="1.4cm" svg:y="5.2cm">
          <draw:text-box>
            <text:list text:style-name="L3">
              <text:list-item>
                <text:p text:style-name="P20"><text:span text:style-name="T15">It <text:s/>exhibits a good performance when dealing with a small list.</text:span></text:p>
              </text:list-item>
              <text:list-item>
                <text:p text:style-name="P20"><text:span text:style-name="T15">The Selection Sort is an in-place sorting algorithm so the space requirement</text:span></text:p>
                <text:p text:style-name="P20"><text:span text:style-name="T15"><text:s/></text:span><text:span text:style-name="T15">is minimal..</text:span></text:p>
              </text:list-item>
            </text:list>
          </draw:text-box>
        </draw:frame>
        <draw:frame draw:style-name="gr24" draw:text-style-name="P18" draw:layer="layout" svg:width="13.579cm" svg:height="1.73cm" svg:x="1cm" svg:y="9cm">
          <draw:text-box>
            <text:p xml:id="id31" text:id="id31"><text:span text:style-name="T14">Disadvantages</text:span></text:p>
          </draw:text-box>
        </draw:frame>
        <draw:frame draw:style-name="gr26" draw:text-style-name="P23" draw:layer="layout" svg:width="25.4cm" svg:height="2.882cm" svg:x="1.2cm" svg:y="10.7cm">
          <draw:text-box>
            <text:list text:style-name="L3">
              <text:list-item>
                <text:p xml:id="id32" text:id="id32" text:style-name="P22"><text:span text:style-name="T9">It requires n-squared processing steps for every n number of <text:s text:c="2"/>elements to be sorted. </text:span></text:p>
              </text:list-item>
              <text:list-item>
                <text:p xml:id="id33" text:id="id33" text:style-name="P22"><text:span text:style-name="T9">Time complexity = O(n</text:span><text:span text:style-name="T16">2</text:span><text:span text:style-name="T9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Code - Selection So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6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7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7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5H21M50S</meta:editing-duration>
    <meta:editing-cycles>167</meta:editing-cycles>
    <meta:generator>LibreOffice/6.0.7.3$Linux_X86_64 LibreOffice_project/00m0$Build-3</meta:generator>
    <dc:title>Bright Blue</dc:title>
    <dc:date>2020-08-11T12:14:18.764813961</dc:date>
    <meta:document-statistic meta:object-count="820"/>
    <meta:template xlink:type="simple" xlink:actuate="onRequest" xlink:title="Bright Blue" xlink:href="../../Time%20Complexity/R05_Flowchart.odp" meta:date="2020-04-08T20:36:48.497255069"/>
  </office:meta>
</office:document-meta>
</file>